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d6d6" officeooo:paragraph-rsid="0013d6d6"/>
    </style:style>
    <style:style style:name="T1" style:family="text">
      <style:text-properties officeooo:rsid="0013d6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Mean sen </text:span>11.665374677002584</text:p>
      <text:p text:style-name="Standard"><text:span text:style-name="T1">Mean seq </text:span>7.74</text:p>
      <text:p text:style-name="Standard"><text:span text:style-name="T1">max sen </text:span>181</text:p>
      <text:p text:style-name="Standard"><text:span text:style-name="T1">Max seq </text:span>26</text:p>
      <text:p text:style-name="Standard"><text:span text:style-name="T1">Min sen </text:span>1</text:p>
      <text:p text:style-name="P1">Min seq 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6:28:47.558394497</meta:creation-date>
    <dc:date>2021-05-26T16:47:21.026936932</dc:date>
    <meta:editing-duration>PT18M34S</meta:editing-duration>
    <meta:editing-cycles>1</meta:editing-cycles>
    <meta:document-statistic meta:table-count="0" meta:image-count="0" meta:object-count="0" meta:page-count="1" meta:paragraph-count="6" meta:word-count="18" meta:character-count="79" meta:non-whitespace-character-count="67"/>
    <meta:generator>LibreOffice/6.4.2.2$Linux_X86_64 LibreOffice_project/40$Build-2</meta:generator>
  </office:meta>
</office:document-meta>
</file>